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le format commons odt01100110011010010110110001100101001000000110011001101111011100100110110101100001011101000010000001100011011011110110110101101101011011110110111001110011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ns0:document-meta xmlns:ns0="urn:oasis:names:tc:opendocument:xmlns:office:1.0" ns0:version="1.2">
  <ns0:meta/>
</ns0:document-meta>
</file>